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花蓮縣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花蓮縣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花蓮縣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許願神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張美慧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傅崐萁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周玉梅</text:p>
            <text:p>制度救世島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493" calcext:value-type="float">
            <text:p>6,493</text:p>
          </table:table-cell>
          <table:table-cell table:style-name="ce3" office:value-type="float" office:value="51732" calcext:value-type="float">
            <text:p>51,732</text:p>
          </table:table-cell>
          <table:table-cell table:style-name="ce3" office:value-type="float" office:value="68786" calcext:value-type="float">
            <text:p>68,78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27890" calcext:value-type="float">
            <text:p>127,890</text:p>
          </table:table-cell>
          <table:table-cell table:style-name="ce3" office:value-type="float" office:value="3336" calcext:value-type="float">
            <text:p>3,336</text:p>
          </table:table-cell>
          <table:table-cell table:style-name="ce3" office:value-type="float" office:value="131226" calcext:value-type="float">
            <text:p>131,2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234" calcext:value-type="float">
            <text:p>131,234</text:p>
          </table:table-cell>
          <table:table-cell table:style-name="ce3" office:value-type="float" office:value="62532" calcext:value-type="float">
            <text:p>62,532</text:p>
          </table:table-cell>
          <table:table-cell table:style-name="ce3" office:value-type="float" office:value="193766" calcext:value-type="float">
            <text:p>193,766</text:p>
          </table:table-cell>
          <table:table-cell table:style-name="ce4" office:value-type="string" calcext:value-type="string">
            <text:p>67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花蓮市</text:p>
          </table:table-cell>
          <table:table-cell table:style-name="ce2"/>
          <table:table-cell table:style-name="ce3" office:value-type="float" office:value="2864" calcext:value-type="float">
            <text:p>2,864</text:p>
          </table:table-cell>
          <table:table-cell table:style-name="ce3" office:value-type="float" office:value="20800" calcext:value-type="float">
            <text:p>20,800</text:p>
          </table:table-cell>
          <table:table-cell table:style-name="ce3" office:value-type="float" office:value="24615" calcext:value-type="float">
            <text:p>24,61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8601" calcext:value-type="float">
            <text:p>48,601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49976" calcext:value-type="float">
            <text:p>49,9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980" calcext:value-type="float">
            <text:p>49,980</text:p>
          </table:table-cell>
          <table:table-cell table:style-name="ce3" office:value-type="float" office:value="21530" calcext:value-type="float">
            <text:p>21,530</text:p>
          </table:table-cell>
          <table:table-cell table:style-name="ce3" office:value-type="float" office:value="71510" calcext:value-type="float">
            <text:p>71,510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勤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451" calcext:value-type="float">
            <text:p>2,451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意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533" calcext:value-type="float">
            <text:p>1,533</text:p>
          </table:table-cell>
          <table:table-cell table:style-name="ce4" office:value-type="string" calcext:value-type="string">
            <text:p>68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心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7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474" calcext:value-type="float">
            <text:p>2,474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孝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637" calcext:value-type="float">
            <text:p>2,637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運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713" calcext:value-type="float">
            <text:p>1,713</text:p>
          </table:table-cell>
          <table:table-cell table:style-name="ce4" office:value-type="string" calcext:value-type="string">
            <text:p>69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68" calcext:value-type="float">
            <text:p>2,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158" calcext:value-type="float">
            <text:p>3,158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立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65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11" calcext:value-type="float">
            <text:p>511</text:p>
          </table:table-cell>
          <table:table-cell table:style-name="ce4" office:value-type="string" calcext:value-type="string">
            <text:p>70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6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62" calcext:value-type="float">
            <text:p>362</text:p>
          </table:table-cell>
          <table:table-cell table:style-name="ce4" office:value-type="string" calcext:value-type="string">
            <text:p>68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8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62" calcext:value-type="float">
            <text:p>362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商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7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勤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69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工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74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信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義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7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睦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84" calcext:value-type="float">
            <text:p>484</text:p>
          </table:table-cell>
          <table:table-cell table:style-name="ce4" office:value-type="string" calcext:value-type="string">
            <text:p>69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計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6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和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553" calcext:value-type="float">
            <text:p>2,553</text:p>
          </table:table-cell>
          <table:table-cell table:style-name="ce4" office:value-type="string" calcext:value-type="string">
            <text:p>68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學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684" calcext:value-type="float">
            <text:p>1,684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農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992" calcext:value-type="float">
            <text:p>2,992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安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142" calcext:value-type="float">
            <text:p>2,142</text:p>
          </table:table-cell>
          <table:table-cell table:style-name="ce4" office:value-type="string" calcext:value-type="string">
            <text:p>68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008" calcext:value-type="float">
            <text:p>3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8" calcext:value-type="float">
            <text:p>3,008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225" calcext:value-type="float">
            <text:p>4,225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力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281" calcext:value-type="float">
            <text:p>2,281</text:p>
          </table:table-cell>
          <table:table-cell table:style-name="ce4" office:value-type="string" calcext:value-type="string">
            <text:p>71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風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824" calcext:value-type="float">
            <text:p>2,824</text:p>
          </table:table-cell>
          <table:table-cell table:style-name="ce4" office:value-type="string" calcext:value-type="string">
            <text:p>70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威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57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治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6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75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67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防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945" calcext:value-type="float">
            <text:p>1,945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魂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631" calcext:value-type="float">
            <text:p>1,631</text:p>
          </table:table-cell>
          <table:table-cell table:style-name="ce4" office:value-type="string" calcext:value-type="string">
            <text:p>70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聯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495" calcext:value-type="float">
            <text:p>2,495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盛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3046" calcext:value-type="float">
            <text:p>3,046</text:p>
          </table:table-cell>
          <table:table-cell table:style-name="ce4" office:value-type="string" calcext:value-type="string">
            <text:p>6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強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31" calcext:value-type="float">
            <text:p>3,031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248" calcext:value-type="float">
            <text:p>4,248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裕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642" calcext:value-type="float">
            <text:p>3,642</text:p>
          </table:table-cell>
          <table:table-cell table:style-name="ce4" office:value-type="string" calcext:value-type="string">
            <text:p>7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興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3726" calcext:value-type="float">
            <text:p>3,726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福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3.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城鄉</text:p>
          </table:table-cell>
          <table:table-cell table:style-name="ce2"/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4468" calcext:value-type="float">
            <text:p>4,46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950" calcext:value-type="float">
            <text:p>7,95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207" calcext:value-type="float">
            <text:p>8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7" calcext:value-type="float">
            <text:p>8,207</text:p>
          </table:table-cell>
          <table:table-cell table:style-name="ce3" office:value-type="float" office:value="3957" calcext:value-type="float">
            <text:p>3,957</text:p>
          </table:table-cell>
          <table:table-cell table:style-name="ce3" office:value-type="float" office:value="12164" calcext:value-type="float">
            <text:p>12,164</text:p>
          </table:table-cell>
          <table:table-cell table:style-name="ce4" office:value-type="string" calcext:value-type="string">
            <text:p>6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樂村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694" calcext:value-type="float">
            <text:p>1,694</text:p>
          </table:table-cell>
          <table:table-cell table:style-name="ce4" office:value-type="string" calcext:value-type="string">
            <text:p>6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漢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6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秀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6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341" calcext:value-type="float">
            <text:p>2,341</text:p>
          </table:table-cell>
          <table:table-cell table:style-name="ce4" office:value-type="string" calcext:value-type="string">
            <text:p>6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林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9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里村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638" calcext:value-type="float">
            <text:p>2,638</text:p>
          </table:table-cell>
          <table:table-cell table:style-name="ce4" office:value-type="string" calcext:value-type="string">
            <text:p>6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新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1.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秀林鄉</text:p>
          </table:table-cell>
          <table:table-cell table:style-name="ce2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6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99" calcext:value-type="float">
            <text:p>499</text:p>
          </table:table-cell>
          <table:table-cell table:style-name="ce4" office:value-type="string" calcext:value-type="string">
            <text:p>6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德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60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世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6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58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景美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55" calcext:value-type="float">
            <text:p>155</text:p>
          </table:table-cell>
          <table:table-cell table:style-name="ce4" office:value-type="string" calcext:value-type="string">
            <text:p>58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民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6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67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銅門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5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蘭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吉安鄉</text:p>
          </table:table-cell>
          <table:table-cell table:style-name="ce2"/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16564" calcext:value-type="float">
            <text:p>16,564</text:p>
          </table:table-cell>
          <table:table-cell table:style-name="ce3" office:value-type="float" office:value="21011" calcext:value-type="float">
            <text:p>21,01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9977" calcext:value-type="float">
            <text:p>39,97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1002" calcext:value-type="float">
            <text:p>41,0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005" calcext:value-type="float">
            <text:p>41,005</text:p>
          </table:table-cell>
          <table:table-cell table:style-name="ce3" office:value-type="float" office:value="17955" calcext:value-type="float">
            <text:p>17,955</text:p>
          </table:table-cell>
          <table:table-cell table:style-name="ce3" office:value-type="float" office:value="58960" calcext:value-type="float">
            <text:p>58,960</text:p>
          </table:table-cell>
          <table:table-cell table:style-name="ce4" office:value-type="string" calcext:value-type="string">
            <text:p>6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3782" calcext:value-type="float">
            <text:p>3,782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昌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814" calcext:value-type="float">
            <text:p>2,814</text:p>
          </table:table-cell>
          <table:table-cell table:style-name="ce4" office:value-type="string" calcext:value-type="string">
            <text:p>67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21" calcext:value-type="float">
            <text:p>4,12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241" calcext:value-type="float">
            <text:p>4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1" calcext:value-type="float">
            <text:p>4,241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6000" calcext:value-type="float">
            <text:p>6,000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209" calcext:value-type="float">
            <text:p>3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9" calcext:value-type="float">
            <text:p>3,209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4655" calcext:value-type="float">
            <text:p>4,655</text:p>
          </table:table-cell>
          <table:table-cell table:style-name="ce4" office:value-type="string" calcext:value-type="string">
            <text:p>68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320" calcext:value-type="float">
            <text:p>2,320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干城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5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268" calcext:value-type="float">
            <text:p>2,268</text:p>
          </table:table-cell>
          <table:table-cell table:style-name="ce4" office:value-type="string" calcext:value-type="string">
            <text:p>67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稻香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861" calcext:value-type="float">
            <text:p>2,861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831" calcext:value-type="float">
            <text:p>2,831</text:p>
          </table:table-cell>
          <table:table-cell table:style-name="ce4" office:value-type="string" calcext:value-type="string">
            <text:p>70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宜昌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005" calcext:value-type="float">
            <text:p>3,005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2268" calcext:value-type="float">
            <text:p>2,26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452" calcext:value-type="float">
            <text:p>4,45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563" calcext:value-type="float">
            <text:p>4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3" calcext:value-type="float">
            <text:p>4,563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6420" calcext:value-type="float">
            <text:p>6,420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74" calcext:value-type="float">
            <text:p>3,27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4674" calcext:value-type="float">
            <text:p>4,674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46" calcext:value-type="float">
            <text:p>3,34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417" calcext:value-type="float">
            <text:p>3,4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4880" calcext:value-type="float">
            <text:p>4,880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01" calcext:value-type="float">
            <text:p>2,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1" calcext:value-type="float">
            <text:p>2,701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3858" calcext:value-type="float">
            <text:p>3,858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785" calcext:value-type="float">
            <text:p>1,785</text:p>
          </table:table-cell>
          <table:table-cell table:style-name="ce4" office:value-type="string" calcext:value-type="string">
            <text:p>6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3367" calcext:value-type="float">
            <text:p>3,367</text:p>
          </table:table-cell>
          <table:table-cell table:style-name="ce4" office:value-type="string" calcext:value-type="string">
            <text:p>6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67.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壽豐鄉</text:p>
          </table:table-cell>
          <table:table-cell table:style-name="ce2"/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746" calcext:value-type="float">
            <text:p>2,746</text:p>
          </table:table-cell>
          <table:table-cell table:style-name="ce3" office:value-type="float" office:value="3640" calcext:value-type="float">
            <text:p>3,6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691" calcext:value-type="float">
            <text:p>6,69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853" calcext:value-type="float">
            <text:p>6,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3" calcext:value-type="float">
            <text:p>6,853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10219" calcext:value-type="float">
            <text:p>10,219</text:p>
          </table:table-cell>
          <table:table-cell table:style-name="ce4" office:value-type="string" calcext:value-type="string">
            <text:p>67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口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湖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string" calcext:value-type="string">
            <text:p>65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6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裡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6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坪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5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壽豐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9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67" calcext:value-type="float">
            <text:p>567</text:p>
          </table:table-cell>
          <table:table-cell table:style-name="ce4" office:value-type="string" calcext:value-type="string">
            <text:p>68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69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池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66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志學村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099" calcext:value-type="float">
            <text:p>2,099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米棧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6" calcext:value-type="float">
            <text:p>216</text:p>
          </table:table-cell>
          <table:table-cell table:style-name="ce4" office:value-type="string" calcext:value-type="string">
            <text:p>65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寮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2" calcext:value-type="float">
            <text:p>252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璉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67" calcext:value-type="float">
            <text:p>267</text:p>
          </table:table-cell>
          <table:table-cell table:style-name="ce4" office:value-type="string" calcext:value-type="string">
            <text:p>59.1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鳳林鎮</text:p>
          </table:table-cell>
          <table:table-cell table:style-name="ce2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06" calcext:value-type="float">
            <text:p>4,90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992" calcext:value-type="float">
            <text:p>4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2" calcext:value-type="float">
            <text:p>4,992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7289" calcext:value-type="float">
            <text:p>7,289</text:p>
          </table:table-cell>
          <table:table-cell table:style-name="ce4" office:value-type="string" calcext:value-type="string">
            <text:p>68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仁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義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69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禮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string" calcext:value-type="string">
            <text:p>76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智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0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信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66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6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6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74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6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69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橋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森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76.1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光復鄉</text:p>
          </table:table-cell>
          <table:table-cell table:style-name="ce2"/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16" calcext:value-type="float">
            <text:p>3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6" calcext:value-type="float">
            <text:p>3,016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4899" calcext:value-type="float">
            <text:p>4,899</text:p>
          </table:table-cell>
          <table:table-cell table:style-name="ce4"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安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9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54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馬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5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61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4" calcext:value-type="float">
            <text:p>124</text:p>
          </table:table-cell>
          <table:table-cell table:style-name="ce4" office:value-type="string" calcext:value-type="string">
            <text:p>5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7" calcext:value-type="float">
            <text:p>267</text:p>
          </table:table-cell>
          <table:table-cell table:style-name="ce4" office:value-type="string" calcext:value-type="string">
            <text:p>57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6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9" calcext:value-type="float">
            <text:p>139</text:p>
          </table:table-cell>
          <table:table-cell table:style-name="ce4" office:value-type="string" calcext:value-type="string">
            <text:p>4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6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全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56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3" calcext:value-type="float">
            <text:p>233</text:p>
          </table:table-cell>
          <table:table-cell table:style-name="ce4" office:value-type="string" calcext:value-type="string">
            <text:p>57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富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6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豐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61.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豐濱鄉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5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靜浦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4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5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濱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38" calcext:value-type="float">
            <text:p>338</text:p>
          </table:table-cell>
          <table:table-cell table:style-name="ce4" office:value-type="string" calcext:value-type="string">
            <text:p>56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4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磯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52.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萬榮鄉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22" calcext:value-type="float">
            <text:p>222</text:p>
          </table:table-cell>
          <table:table-cell table:style-name="ce4" office:value-type="string" calcext:value-type="string">
            <text:p>5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見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4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利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5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遠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57.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瑞穗鄉</text:p>
          </table:table-cell>
          <table:table-cell table:style-name="ce2"/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5653" calcext:value-type="float">
            <text:p>5,653</text:p>
          </table:table-cell>
          <table:table-cell table:style-name="ce4" office:value-type="string" calcext:value-type="string">
            <text:p>6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穗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425" calcext:value-type="float">
            <text:p>1,425</text:p>
          </table:table-cell>
          <table:table-cell table:style-name="ce4" office:value-type="string" calcext:value-type="string">
            <text:p>6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美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66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良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61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祥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57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舞鶴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6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奇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41" calcext:value-type="float">
            <text:p>441</text:p>
          </table:table-cell>
          <table:table-cell table:style-name="ce4" office:value-type="string" calcext:value-type="string">
            <text:p>67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民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5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30" calcext:value-type="float">
            <text:p>330</text:p>
          </table:table-cell>
          <table:table-cell table:style-name="ce4" office:value-type="string" calcext:value-type="string">
            <text:p>60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玉里鎮</text:p>
          </table:table-cell>
          <table:table-cell table:style-name="ce2"/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4624" calcext:value-type="float">
            <text:p>4,62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576" calcext:value-type="float">
            <text:p>7,57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747" calcext:value-type="float">
            <text:p>7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7" calcext:value-type="float">
            <text:p>7,747</text:p>
          </table:table-cell>
          <table:table-cell table:style-name="ce3" office:value-type="float" office:value="5298" calcext:value-type="float">
            <text:p>5,298</text:p>
          </table:table-cell>
          <table:table-cell table:style-name="ce3" office:value-type="float" office:value="13045" calcext:value-type="float">
            <text:p>13,045</text:p>
          </table:table-cell>
          <table:table-cell table:style-name="ce4" office:value-type="string" calcext:value-type="string">
            <text:p>5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73" calcext:value-type="float">
            <text:p>2,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3" calcext:value-type="float">
            <text:p>2,773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4221" calcext:value-type="float">
            <text:p>4,221</text:p>
          </table:table-cell>
          <table:table-cell table:style-name="ce4" office:value-type="string" calcext:value-type="string">
            <text:p>65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武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67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啟模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5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4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4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城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6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良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5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禹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5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5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5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56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浦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string" calcext:value-type="string">
            <text:p>5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5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武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48.9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富里鄉</text:p>
          </table:table-cell>
          <table:table-cell table:style-name="ce2"/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2688" calcext:value-type="float">
            <text:p>2,68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72" calcext:value-type="float">
            <text:p>3,97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67" calcext:value-type="float">
            <text:p>4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7" calcext:value-type="float">
            <text:p>4,067</text:p>
          </table:table-cell>
          <table:table-cell table:style-name="ce3" office:value-type="float" office:value="3026" calcext:value-type="float">
            <text:p>3,026</text:p>
          </table:table-cell>
          <table:table-cell table:style-name="ce3" office:value-type="float" office:value="7093" calcext:value-type="float">
            <text:p>7,093</text:p>
          </table:table-cell>
          <table:table-cell table:style-name="ce4" office:value-type="string" calcext:value-type="string">
            <text:p>57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吳江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5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里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5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寧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5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30" calcext:value-type="float">
            <text:p>430</text:p>
          </table:table-cell>
          <table:table-cell table:style-name="ce4" office:value-type="string" calcext:value-type="string">
            <text:p>5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6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5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牌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5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里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5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5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18" calcext:value-type="float">
            <text:p>218</text:p>
          </table:table-cell>
          <table:table-cell table:style-name="ce4" office:value-type="string" calcext:value-type="string">
            <text:p>5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南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5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學田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65.2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卓溪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37" calcext:value-type="float">
            <text:p>237</text:p>
          </table:table-cell>
          <table:table-cell table:style-name="ce4" office:value-type="string" calcext:value-type="string">
            <text:p>55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卓溪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56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卓清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風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2.00</text:p>
          </table:table-cell>
          <table:table-cell table:number-columns-repeated="101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花蓮縣選舉區" style:display-name="PageStyle_花蓮縣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1" meta:cell-count="2499" meta:object-count="0"/>
  </office:meta>
</office:document-meta>
</file>